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4c0" officeooo:paragraph-rsid="001034c0"/>
    </style:style>
    <style:style style:name="T1" style:family="text">
      <style:text-properties officeooo:rsid="00117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eet #69 ist truncated, deswegen fehlt einen Hashtag in dem Text. Das passiert, weil die quoted Tweets <text:span text:style-name="T1">und diese mit Media </text:span>größer werden können und werden deswegen truncated (abgeschnitten) <text:span text:style-name="T1">(bei Twitter ist der Zeichenlimit 140 Zeichen)</text:span>.</text:p>
      <text:p text:style-name="P1"/>
      <text:p text:style-name="P1"/>
      <text:p text:style-name="P1"/>
      <text:p text:style-name="P1">original_author, source_url, <text:span text:style-name="T1">is_quote_status</text:span> und in_reply_to_screen_name sind für uns irrelevant.</text:p>
      <text:p text:style-name="P1"/>
      <text:p text:style-name="P1">Truncated <text:span text:style-name="T1">brauchen wir in unserem Datenbank auch nicht, ist aber für das Parsing der Daten wichtig, da wir sonst einige Hashtags verpassen können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55:32.147297781</meta:creation-date>
    <dc:date>2017-05-09T17:30:52.434739835</dc:date>
    <meta:editing-duration>PT15M9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3" meta:word-count="68" meta:character-count="481" meta:non-whitespace-character-count="416"/>
  </office:meta>
</office:document-meta>
</file>